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2.741cm"/>
    </style:style>
    <style:style style:name="gr2" style:family="graphic" style:parent-style-name="standard">
      <style:graphic-properties draw:stroke="none" svg:stroke-color="#000000" draw:fill="gradient" draw:fill-color="#dee6ef" draw:fill-gradient-name="Gradient_20_4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gradient" draw:fill-color="#ffffff" draw:fill-gradient-name="Gradient_20_4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gradient" draw:fill-color="#ffffff" draw:fill-gradient-name="Gradient_20_4" draw:textarea-horizontal-align="left" draw:auto-grow-height="true" draw:auto-grow-width="false" fo:min-height="0.712cm" fo:min-width="5.3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gradient" draw:fill-color="#dee6ef" draw:fill-gradient-name="Gradient_20_4"/>
    </style:style>
    <style:style style:name="P3" style:family="paragraph">
      <loext:graphic-properties draw:fill="gradient" draw:fill-color="#ffffff" draw:fill-gradient-name="Gradient_20_4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7" draw:id="id7" draw:layer="layout" svg:width="3.241cm" svg:height="1.162cm" svg:x="3.921cm" svg:y="1.762cm">
          <draw:text-box>
            <text:p>Input Text</text:p>
          </draw:text-box>
        </draw:frame>
        <draw:frame draw:style-name="gr2" draw:text-style-name="P2" xml:id="id1" draw:id="id1" draw:layer="layout" svg:width="4.02cm" svg:height="0.962cm" svg:x="3.54cm" svg:y="3.524cm">
          <draw:text-box>
            <text:p>Tokenization</text:p>
          </draw:text-box>
        </draw:frame>
        <draw:frame draw:style-name="gr3" draw:text-style-name="P3" xml:id="id2" draw:id="id2" draw:layer="layout" svg:width="4.934cm" svg:height="0.962cm" svg:x="5.691cm" svg:y="4.687cm">
          <draw:text-box>
            <text:p>Lexical analysis</text:p>
          </draw:text-box>
        </draw:frame>
        <draw:frame draw:style-name="gr3" draw:text-style-name="P3" xml:id="id3" draw:id="id3" draw:layer="layout" svg:width="5.54cm" svg:height="0.962cm" svg:x="8.514cm" svg:y="5.882cm">
          <draw:text-box>
            <text:p>Syntactic analysis</text:p>
          </draw:text-box>
        </draw:frame>
        <draw:frame draw:style-name="gr3" draw:text-style-name="P3" xml:id="id4" draw:id="id4" draw:layer="layout" svg:width="5.607cm" svg:height="0.962cm" svg:x="11.876cm" svg:y="7.021cm">
          <draw:text-box>
            <text:p>Semantic analysis</text:p>
          </draw:text-box>
        </draw:frame>
        <draw:frame draw:style-name="gr4" draw:text-style-name="P3" xml:id="id5" draw:id="id5" draw:layer="layout" svg:width="5.819cm" svg:height="0.962cm" svg:x="15.197cm" svg:y="8.257cm">
          <draw:text-box>
            <text:p>Pragmatic analysis</text:p>
          </draw:text-box>
        </draw:frame>
        <draw:frame draw:style-name="gr5" draw:text-style-name="P1" xml:id="id6" draw:id="id6" draw:layer="layout" svg:width="5.569cm" svg:height="0.962cm" svg:x="15.343cm" svg:y="9.968cm">
          <draw:text-box>
            <text:p>Intended Meaning</text:p>
          </draw:text-box>
        </draw:frame>
        <draw:connector draw:style-name="gr6" draw:text-style-name="P4" draw:layer="layout" svg:x1="7.56cm" svg:y1="4.005cm" svg:x2="8.158cm" svg:y2="4.687cm" draw:start-shape="id1" draw:start-glue-point="1" draw:end-shape="id2" svg:d="M7560 4005h598v682" svg:viewBox="0 0 599 683">
          <text:p/>
        </draw:connector>
        <draw:connector draw:style-name="gr6" draw:text-style-name="P4" draw:layer="layout" svg:x1="10.625cm" svg:y1="5.168cm" svg:x2="11.284cm" svg:y2="5.882cm" draw:start-shape="id2" draw:start-glue-point="1" draw:end-shape="id3" svg:d="M10625 5168h659v714" svg:viewBox="0 0 660 715">
          <text:p/>
        </draw:connector>
        <draw:connector draw:style-name="gr6" draw:text-style-name="P4" draw:layer="layout" svg:x1="14.054cm" svg:y1="6.363cm" svg:x2="14.679cm" svg:y2="7.021cm" draw:start-shape="id3" draw:start-glue-point="1" draw:end-shape="id4" draw:end-glue-point="0" svg:d="M14054 6363h625v658" svg:viewBox="0 0 626 659">
          <text:p/>
        </draw:connector>
        <draw:connector draw:style-name="gr6" draw:text-style-name="P4" draw:layer="layout" svg:x1="17.483cm" svg:y1="7.502cm" svg:x2="18.106cm" svg:y2="8.257cm" draw:start-shape="id4" draw:start-glue-point="1" draw:end-shape="id5" svg:d="M17483 7502h623v755" svg:viewBox="0 0 624 756">
          <text:p/>
        </draw:connector>
        <draw:connector draw:style-name="gr6" draw:text-style-name="P4" draw:layer="layout" svg:x1="21.016cm" svg:y1="8.738cm" svg:x2="20.912cm" svg:y2="10.449cm" draw:start-shape="id5" draw:start-glue-point="1" draw:end-shape="id6" draw:end-glue-point="1" svg:d="M21016 8738h500v1711h-604" svg:viewBox="0 0 605 1712">
          <text:p/>
        </draw:connector>
        <draw:connector draw:style-name="gr6" draw:text-style-name="P4" draw:layer="layout" draw:type="line" svg:x1="5.541cm" svg:y1="2.924cm" svg:x2="5.55cm" svg:y2="3.524cm" draw:start-shape="id7" draw:start-glue-point="2" draw:end-shape="id1" svg:d="M5541 2924l9 600" svg:viewBox="0 0 10 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" draw:display-name="Gradient 4" draw:style="linear" draw:start-color="#e8f2a1" draw:end-color="#b4c7dc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2T21:04:00.963000000</meta:creation-date>
    <dc:date>2019-04-22T22:44:50.609000000</dc:date>
    <meta:editing-duration>PT51M35S</meta:editing-duration>
    <meta:editing-cycles>4</meta:editing-cycles>
    <meta:generator>LibreOffice/6.1.2.1$Windows_x86 LibreOffice_project/65905a128db06ba48db947242809d14d3f9a93fe</meta:generator>
    <meta:document-statistic meta:object-count="13"/>
  </office:meta>
</office:document-meta>
</file>